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Mono" svg:font-family="'Noto Sans Mono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>
      <style:text-properties style:font-name="Noto Sans Mono"/>
    </style:style>
    <style:style style:name="P2" style:family="paragraph" style:parent-style-name="Heading_20_1">
      <style:text-properties style:font-name="Noto Sans Mono" officeooo:rsid="00132ff0"/>
    </style:style>
    <style:style style:name="P3" style:family="paragraph" style:parent-style-name="Text_20_body">
      <style:text-properties style:font-name="Noto Sans Mono" officeooo:rsid="00132ff0"/>
    </style:style>
    <style:style style:name="P4" style:family="paragraph" style:parent-style-name="Standard">
      <style:text-properties style:font-name="Noto Sans Mono" officeooo:rsid="0012b93d" officeooo:paragraph-rsid="0012b93d"/>
    </style:style>
    <style:style style:name="P5" style:family="paragraph" style:parent-style-name="Standard">
      <style:text-properties style:font-name="Noto Sans Mono" officeooo:rsid="0012b93d" officeooo:paragraph-rsid="00132ff0"/>
    </style:style>
    <style:style style:name="P6" style:family="paragraph" style:parent-style-name="Standard">
      <style:text-properties style:font-name="Noto Sans Mono" officeooo:rsid="00132ff0" officeooo:paragraph-rsid="00132ff0"/>
    </style:style>
    <style:style style:name="P7" style:family="paragraph" style:parent-style-name="Standard">
      <style:text-properties style:font-name="Noto Sans Mono" officeooo:rsid="00132ff0" officeooo:paragraph-rsid="00143198"/>
    </style:style>
    <style:style style:name="P8" style:family="paragraph" style:parent-style-name="Header">
      <style:paragraph-properties fo:text-align="start" style:justify-single-word="false"/>
      <style:text-properties officeooo:rsid="0012b93d" officeooo:paragraph-rsid="0012b93d"/>
    </style:style>
    <style:style style:name="T1" style:family="text">
      <style:text-properties officeooo:rsid="00132ff0"/>
    </style:style>
    <style:style style:name="T2" style:family="text">
      <style:text-properties officeooo:rsid="00143198"/>
    </style:style>
    <style:style style:name="T3" style:family="text">
      <style:text-properties officeooo:rsid="001623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Koncepció</text:h>
      <text:p text:style-name="P4"><text:tab/>Kód generátorok léteznek, és használjuk is őket, hogy gyorsabban elkészüljünk az alkalmazással. A Legtöbb kód generátornak nem lehet sok paramétert átadni, és nem is csinálnak sokat. Legtöbbször egy osztály vagy modul generálására használatosak. </text:p>
      <text:p text:style-name="P5"><text:tab/>Relációs adatbázison alapuló weboldalak elkészítését fel lehet gyorsítani egy olyan kód generátorral ami bizonyos kapcsolatok<text:span text:style-name="T1">nak a megszokott Model, Controller, View -t és egyben adatbázis sémát is generál. Például a “Bejegyzéseknek van sok kommentjeik” alapján létre tudunk hozni egy bekonfigurált kész oldalt ahol a következő nézetek vannak:</text:span></text:p>
      <text:p text:style-name="P5"/>
      <text:p text:style-name="P5"><text:span text:style-name="T1"><text:tab/>1. Bejegyzések és a hozzá tartozó kommentek<text:line-break/><text:tab/>2. Csak bejegyzések</text:span></text:p>
      <text:p text:style-name="P6"><text:tab/>3. Csak kommentek</text:p>
      <text:p text:style-name="P6"><text:tab/>4. Comment hozzáadása</text:p>
      <text:p text:style-name="P6"><text:tab/>5. Bejegyzés hozzáadása</text:p>
      <text:p text:style-name="P6"><text:tab/>6. Bejegyzés és comment párosítása</text:p>
      <text:p text:style-name="P6"/>
      <text:p text:style-name="P7"><text:span text:style-name="T2">Olyan kód generátor ami ennyi mindent legenerálna, nem létezik jelenleg. </text:span></text:p>
      <text:p text:style-name="P7"><text:tab/>Az ilyen állításokat nagyon egyszerű megfogalmazni az Entity Relationship model segítségével. </text:p>
      <text:p text:style-name="P7"/>
      <text:h text:style-name="P2" text:outline-level="1">Technológia</text:h>
      <text:p text:style-name="P3"><text:tab/>A multiplatform érdekében webes felületen készül, <text:span text:style-name="T3">az új javascript verzió régebbi böngészőkhöz a kompatibilitás megörzést a Babel.js könyvtáral érem el. A Babel egy javascript precompiler, ami lehetővé teszi, hogy EcmaScript7 ben legyen a kód, amíg a kimeneten EcmaScript5 lesz. A designer nagy része Canva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Mono" svg:font-family="'Noto Sans Mono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2b93d" officeooo:paragraph-rsid="0012b93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zakdolgoza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0:54:52.713331404</meta:creation-date>
    <dc:date>2018-10-12T01:53:19.112887311</dc:date>
    <meta:editing-duration>PT27M26S</meta:editing-duration>
    <meta:editing-cycles>1</meta:editing-cycles>
    <meta:document-statistic meta:table-count="0" meta:image-count="0" meta:object-count="0" meta:page-count="1" meta:paragraph-count="13" meta:word-count="171" meta:character-count="1264" meta:non-whitespace-character-count="1092"/>
    <meta:generator>LibreOffice/6.1.2.1$Linux_X86_64 LibreOffice_project/10$Build-1</meta:generator>
  </office:meta>
</office:document-meta>
</file>